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adea" svg:font-family="Caladea" style:font-family-generic="system" style:font-pitch="variable"/>
  </office:font-face-decls>
  <office:automatic-styles>
    <style:style style:name="Table1" style:family="table">
      <style:table-properties style:width="15.452cm" fo:margin-left="-0.203cm" table:align="left"/>
    </style:style>
    <style:style style:name="Table1.A" style:family="table-column">
      <style:table-column-properties style:column-width="15.452cm"/>
    </style:style>
    <style:style style:name="Table1.A1" style:family="table-cell">
      <style:table-cell-properties fo:padding="0.176cm" fo:border="1.5pt solid #000001" style:writing-mode="lr-tb"/>
    </style:style>
    <style:style style:name="Table2" style:family="table">
      <style:table-properties style:width="15.399cm" fo:margin-left="-0.203cm" table:align="left"/>
    </style:style>
    <style:style style:name="Table2.A" style:family="table-column">
      <style:table-column-properties style:column-width="15.399cm"/>
    </style:style>
    <style:style style:name="Table2.A1" style:family="table-cell">
      <style:table-cell-properties fo:padding="0.176cm" fo:border="1.5pt solid #000001" style:writing-mode="lr-tb"/>
    </style:style>
    <style:style style:name="Table3" style:family="table">
      <style:table-properties style:width="15.399cm" fo:margin-left="-0.203cm" table:align="left"/>
    </style:style>
    <style:style style:name="Table3.A" style:family="table-column">
      <style:table-column-properties style:column-width="15.399cm"/>
    </style:style>
    <style:style style:name="Table3.A1" style:family="table-cell">
      <style:table-cell-properties fo:padding="0.176cm" fo:border="1.5pt solid #000001" style:writing-mode="lr-tb"/>
    </style:style>
    <style:style style:name="Table4" style:family="table">
      <style:table-properties style:width="15.399cm" fo:margin-left="-0.203cm" table:align="left"/>
    </style:style>
    <style:style style:name="Table4.A" style:family="table-column">
      <style:table-column-properties style:column-width="15.399cm"/>
    </style:style>
    <style:style style:name="Table4.A1" style:family="table-cell">
      <style:table-cell-properties fo:padding="0.176cm" fo:border="1.5pt solid #000001" style:writing-mode="lr-tb"/>
    </style:style>
    <style:style style:name="Table5" style:family="table">
      <style:table-properties style:width="15.399cm" fo:margin-left="-0.203cm" table:align="left"/>
    </style:style>
    <style:style style:name="Table5.A" style:family="table-column">
      <style:table-column-properties style:column-width="15.399cm"/>
    </style:style>
    <style:style style:name="Table5.A1" style:family="table-cell">
      <style:table-cell-properties fo:padding="0.176cm" fo:border="1.5pt solid #000001" style:writing-mode="lr-tb"/>
    </style:style>
    <style:style style:name="Table6" style:family="table">
      <style:table-properties style:width="15.399cm" fo:margin-left="-0.203cm" table:align="left"/>
    </style:style>
    <style:style style:name="Table6.A" style:family="table-column">
      <style:table-column-properties style:column-width="15.399cm"/>
    </style:style>
    <style:style style:name="Table6.A1" style:family="table-cell">
      <style:table-cell-properties fo:padding="0.176cm" fo:border="1.5pt solid #000001" style:writing-mode="lr-tb"/>
    </style:style>
    <style:style style:name="Table7" style:family="table">
      <style:table-properties style:width="15.399cm" fo:margin-left="-0.203cm" table:align="left"/>
    </style:style>
    <style:style style:name="Table7.A" style:family="table-column">
      <style:table-column-properties style:column-width="15.399cm"/>
    </style:style>
    <style:style style:name="Table7.A1" style:family="table-cell">
      <style:table-cell-properties fo:padding="0.176cm" fo:border="1.5pt solid #000001" style:writing-mode="lr-tb"/>
    </style:style>
    <style:style style:name="Table8" style:family="table">
      <style:table-properties style:width="15.399cm" fo:margin-left="-0.203cm" table:align="left"/>
    </style:style>
    <style:style style:name="Table8.A" style:family="table-column">
      <style:table-column-properties style:column-width="15.399cm"/>
    </style:style>
    <style:style style:name="Table8.A1" style:family="table-cell">
      <style:table-cell-properties fo:padding="0.176cm" fo:border="1.5pt solid #000001" style:writing-mode="lr-tb"/>
    </style:style>
    <style:style style:name="Table9" style:family="table">
      <style:table-properties style:width="15.399cm" fo:margin-left="-0.203cm" table:align="left"/>
    </style:style>
    <style:style style:name="Table9.A" style:family="table-column">
      <style:table-column-properties style:column-width="15.399cm"/>
    </style:style>
    <style:style style:name="Table9.A1" style:family="table-cell">
      <style:table-cell-properties fo:padding="0.176cm" fo:border="1.5pt solid #000001" style:writing-mode="lr-tb"/>
    </style:style>
    <style:style style:name="Table10" style:family="table">
      <style:table-properties style:width="15.399cm" fo:margin-left="-0.203cm" table:align="left"/>
    </style:style>
    <style:style style:name="Table10.A" style:family="table-column">
      <style:table-column-properties style:column-width="15.399cm"/>
    </style:style>
    <style:style style:name="Table10.A1" style:family="table-cell">
      <style:table-cell-properties fo:padding="0.176cm" fo:border="1.5pt solid #000001" style:writing-mode="lr-tb"/>
    </style:style>
    <style:style style:name="P1" style:family="paragraph" style:parent-style-name="Standard">
      <style:paragraph-properties fo:margin-top="0.423cm" fo:margin-bottom="0.423cm" loext:contextual-spacing="false" fo:line-height="100%"/>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background-color="#00cc33"/>
    </style:style>
    <style:style style:name="P4" style:family="paragraph" style:parent-style-name="Standard">
      <style:paragraph-properties fo:margin-left="0cm" fo:margin-right="0cm" fo:text-indent="1.27cm" style:auto-text-indent="false"/>
    </style:style>
    <style:style style:name="P5" style:family="paragraph" style:parent-style-name="Heading_20_1" style:master-page-name="MP0">
      <style:paragraph-properties fo:margin-top="0.847cm" fo:margin-bottom="0cm" loext:contextual-spacing="false" fo:keep-together="auto" style:page-number="1" fo:break-before="page" fo:keep-with-next="auto"/>
    </style:style>
    <style:style style:name="P6" style:family="paragraph" style:parent-style-name="Normal">
      <style:text-properties fo:background-color="#00ff66"/>
    </style:style>
    <style:style style:name="P7" style:family="paragraph" style:parent-style-name="List_20_Paragraph" style:list-style-name="L1"/>
    <style:style style:name="P8" style:family="paragraph" style:parent-style-name="List_20_Paragraph" style:list-style-name="L1">
      <style:text-properties fo:language="en" fo:country="US"/>
    </style:style>
    <style:style style:name="P9" style:family="paragraph" style:parent-style-name="List_20_Paragraph" style:list-style-name="L1">
      <style:text-properties fo:language="en" fo:country="US" fo:background-color="#ffff00"/>
    </style:style>
    <style:style style:name="P10" style:family="paragraph" style:parent-style-name="List_20_Paragraph" style:list-style-name="L2">
      <style:text-properties fo:language="en" fo:country="US"/>
    </style:style>
    <style:style style:name="P11" style:family="paragraph" style:parent-style-name="List_20_Paragraph" style:list-style-name="L2">
      <style:text-properties fo:language="en" fo:country="US" fo:background-color="#00cc33"/>
    </style:style>
    <style:style style:name="P12" style:family="paragraph" style:parent-style-name="List_20_Paragraph" style:list-style-name="L1">
      <style:text-properties fo:language="en" fo:country="US" fo:background-color="#99ffff"/>
    </style:style>
    <style:style style:name="T1" style:family="text">
      <style:text-properties fo:font-size="23pt" fo:font-weight="bold" style:font-size-asian="23pt" style:font-weight-asian="bold" style:font-size-complex="23pt"/>
    </style:style>
    <style:style style:name="T2" style:family="text">
      <style:text-properties fo:color="#333333" fo:font-size="16pt" fo:font-weight="bold" fo:background-color="#ffffff" loext:char-shading-value="0" style:font-size-asian="16pt" style:font-weight-asian="bold" style:font-size-complex="16pt"/>
    </style:style>
    <style:style style:name="T3" style:family="text">
      <style:text-properties fo:font-weight="bold" style:font-weight-asian="bold"/>
    </style:style>
    <style:style style:name="T4" style:family="text">
      <style:text-properties fo:color="#222222" style:font-name="Arial" fo:font-size="10pt" fo:background-color="#ffffff" loext:char-shading-value="0" style:font-size-asian="10pt" style:font-name-complex="Arial" style:font-size-complex="10pt"/>
    </style:style>
    <style:style style:name="T5" style:family="text">
      <style:text-properties fo:color="#222222" style:font-name="Arial" fo:font-size="10pt" fo:language="en" fo:country="US" fo:background-color="#ffffff" loext:char-shading-value="0" style:font-size-asian="10pt" style:font-name-complex="Arial" style:font-size-complex="10pt"/>
    </style:style>
    <style:style style:name="T6" style:family="text">
      <style:text-properties fo:color="#222222" style:font-name="Arial" fo:font-size="10pt" fo:language="en" fo:country="US" fo:background-color="#ffff00" loext:char-shading-value="0" style:font-size-asian="10pt" style:font-name-complex="Arial" style:font-size-complex="10pt"/>
    </style:style>
    <style:style style:name="T7" style:family="text">
      <style:text-properties fo:color="#222222" style:font-name="Arial" fo:font-size="10pt" fo:font-style="italic" fo:background-color="#ffffff" loext:char-shading-value="0" style:font-size-asian="10pt" style:font-style-asian="italic" style:font-name-complex="Arial" style:font-size-complex="10pt" style:font-style-complex="italic"/>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style:text-underline-style="solid" style:text-underline-width="auto" style:text-underline-color="font-color" style:text-underline-mode="continuous" style:text-overline-mode="continuous" style:text-line-through-mode="continuous" fo:background-color="#00cc33" loext:char-shading-value="0"/>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00cc33" loext:char-shading-value="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Default_20_Paragraph_20_Font"><text:span text:style-name="T1">Hardware Metapaper Peer-Review Form</text:span></text:span></text:h>
      <text:p text:style-name="P1"><text:span text:style-name="Default_20_Paragraph_20_Font"><text:span text:style-name="T2">Paper Content</text:span></text:span></text:p>
      <text:p text:style-name="Standard"><text:span text:style-name="Default_20_Paragraph_20_Font"><text:span text:style-name="T3">General comments and summary of recommendation</text:span></text:span></text:p>
      <text:p text:style-name="Standard">What are the main claims of the paper and how significant are they? Describe your overall impressions of the submission, how it fits within the scope of the journal, and your publishing recommendation (Yes, No, Yes with minor or major revisions, please cite all the necessary changes).</text:p>
      <table:table table:name="Table1" table:style-name="Table1">
        <table:table-column table:style-name="Table1.A"/>
        <table:table-row>
          <table:table-cell table:style-name="Table1.A1" office:value-type="string">
            <text:p text:style-name="Normal">Luc Jonveaux, ”A low-cost, arduino-like dev-kit for single-element ultrasound imaging”</text:p>
            <text:p text:style-name="Normal"/>
            <text:p text:style-name="P6">The paper describes the hardware for a simple single-element ultrasound system, including the pulser and the receiver. It builds on using commercially available mechanical ultrasound probes.</text:p>
            <text:p text:style-name="P6"/>
            <text:p text:style-name="P6">It is interesting that the open hardware community finds that (medical) ultrasound hardware and software offers new opportunities. In many ways the development of this paper parallels that of medical systems in the 80’s where analog techniques were prominent and relatively complex mechanical probes were used to simplify the electronics. This paper does not approach the issue of probe design, and it seems to digitize only the detected signals, so parts of the processing is analog as in the 80’s.</text:p>
            <text:p text:style-name="P6"/>
            <text:p text:style-name="P6">Making such hardware widely available also opens up for some issues that the paper does not address, foremost of them is the issue of patient safety with respect to exposure to ultrasound radiation.</text:p>
            <text:p text:style-name="P2"/>
            <text:p text:style-name="P2">The paper needs <text:span text:style-name="T11">major</text:span> revision.</text:p>
            <text:p text:style-name="P2"/>
            <text:p text:style-name="Normal">Comments:</text:p>
            <text:list xml:id="list3391599362035776283" text:style-name="L1">
              <text:list-item>
                <text:p text:style-name="P12">It is hard to get an overview of what excactly the hardware which has been made consists of. I miss a block diagram showing all the boards and components in context. The paper now discusses options that were tried but that did not end <text:s/>up in the final version, but it is hard to uncover exactly what the final version consists of without reading the paper several times.</text:p>
              </text:list-item>
              <text:list-item>
                <text:p text:style-name="P8">The paper also suffers <text:s/>from what one could call a fragmented view of an ultrasound system. This can be seen in the many papers cited for details of a system, but with little overview. A block diagram of the target system would help. <text:s/>It would be better also if the paper built on and related to a more complete overview, like an overview paper or a book. Examples:</text:p>
                <text:list>
                  <text:list-item>
                    <text:p text:style-name="P8">Szabo, Thomas L, Diagnostic Ultrasound Imaging: Inside <text:soft-page-break/>Out (2014), 2nd ed, Academic Press</text:p>
                  </text:list-item>
                  <text:list-item>
                    <text:p text:style-name="P8">York, George, and Yongmin Kim. "Ultrasound processing and computing: review and future directions." Annual review of biomedical engineering 1.1 (1999): 559-588. (figure 1 in this paper could be the basis for a block diagram in the present paper also)</text:p>
                  </text:list-item>
                  <text:list-item>
                    <text:p text:style-name="P8">Whittingham, T. A. "Medical diagnostic applications and sources." Progress in biophysics and molecular biology 93.1 (2007): 84-110.</text:p>
                  </text:list-item>
                </text:list>
              </text:list-item>
              <text:list-item>
                <text:p text:style-name="P9">Safety issues when applied to humans. Section IIIA talks about this, but focuses only on the high voltages. There are very strict regulations on ultrasound equipment for use on humans due to both thermal and mechanical effects of ultrasound on tissue. The first effect is that of overheating, and the second is due to mechanical breaking of tissue structures. No medical scanners can be sold on the market without having undergone strict measurements and reporting routines enforced by e.g. the Food and Drug Administration (FDA) in USA and similar institutions elsewhere. It is not enough to use a probe that belongs to an ultrasound scanner with approval, as the new hardware/software may excite the probe with higher energy than the original system and exceed regulatory limits. This issue needs to be discussed when open hardware is proposed also. One reference among many could be</text:p>
                <text:list>
                  <text:list-item>
                    <text:p text:style-name="P7"><text:span text:style-name="Default_20_Paragraph_20_Font"><text:span text:style-name="T4">Barnett, Stanley B., et al. </text:span></text:span><text:span text:style-name="Default_20_Paragraph_20_Font"><text:span text:style-name="T5">"International recommendations and guidelines for the safe use of diagnostic ultrasound in medicine."</text:span></text:span><text:span text:style-name="apple-converted-space"><text:span text:style-name="T5"> </text:span></text:span><text:span text:style-name="Default_20_Paragraph_20_Font"><text:span text:style-name="T7">Ultrasound in medicine &amp; biology</text:span></text:span><text:span text:style-name="apple-converted-space"><text:span text:style-name="T4"> </text:span></text:span><text:span text:style-name="Default_20_Paragraph_20_Font"><text:span text:style-name="T4">26.3 (2000): 355-366.</text:span></text:span></text:p>
                  </text:list-item>
                </text:list>
              </text:list-item>
              <text:list-item>
                <text:p text:style-name="P7"><text:span text:style-name="Default_20_Paragraph_20_Font"><text:span text:style-name="T6">Use of the mechanical probe ATL Access 3. In section V.B.2 it is stated that the probe rotates freely in the body of the probe. It is unclear what this means exactly. But it is common with mechanical probes to synchronize the excitation of transmitter pulses with the rotation, so that each line appears in the same direction in space for each rotation of the probe. Please expand this description and explain better.</text:span></text:span></text:p>
              </text:list-item>
              <text:list-item>
                <text:p text:style-name="P8">The paper appears to have been done in a hurry and not to have been read critically by anyone but the author himself. Examples: Section “IV. A. Use cases(s)” has no content. Also there are several errors in the English which needs to be corrected by someone more proficient in English than the author.</text:p>
              </text:list-item>
              <text:list-item>
                <text:p text:style-name="P8">Very few if any of the references are complete and according to standards for publishing. Please consult a style guide like the “IEEE citation reference” or that of the Journal of Open Hardware for proper formatting.</text:p>
              </text:list-item>
            </text:list>
            <text:p text:style-name="Normal"/>
            <text:p text:style-name="Normal"><text:soft-page-break/>Minor comments:</text:p>
            <text:list xml:id="list1441162887737579611" text:style-name="L2">
              <text:list-item>
                <text:p text:style-name="P10">First paragraph in Intro: endo probes (BTW: endo is jargon for endoscopic and should be written out fully) today are also array based. There are many references that state this, e.g. </text:p>
                <text:list>
                  <text:list-item>
                    <text:p text:style-name="P10">Packer, Douglas L., et al. "Intracardiac phased-array imaging: methods and initial clinical experience with high resolution, under blood visualization: initial experience with intracardiac phased-array ultrasound." Journal of the American College of Cardiology 39.3 (2002): 509-516.</text:p>
                  </text:list-item>
                </text:list>
              </text:list-item>
              <text:list-item>
                <text:p text:style-name="P10">I find the frequent use of undefined abbreviations a bit annoying. Examples are <text:s/><text:span text:style-name="T10">DAQ, PRU, VGA</text:span>. When first introduced, they should be defined to help the reader. An example of proper introduction of an abbreviation in the paper is … low noise amplifiers (LNA) in section II.E</text:p>
              </text:list-item>
              <text:list-item>
                <text:p text:style-name="P11">Many different ICs are introduced with just their product designation, e.g. HV7360, R05100B, AD8331 and others. It would help readability if a) manufacturer was added, b) also the main function of the circuit was added. Examples: “Analog Devices AD8331, Ultralow Noise VGA with Preamplifier.” “Supertex HV7360, High Speed Two or Three Level Ultrasound Pulser”</text:p>
              </text:list-item>
            </text:list>
          </table:table-cell>
        </table:table-row>
      </table:table>
      <text:p text:style-name="Standard"><text:s/></text:p>
      <text:p text:style-name="Standard">1. Quality and clarity of the writing</text:p>
      <text:p text:style-name="Standard"><text:s/></text:p>
      <text:p text:style-name="P4">Rate: Excellent / Good / <text:span text:style-name="Default_20_Paragraph_20_Font"><text:span text:style-name="T8">Fai</text:span></text:span>r / Poor / N/A</text:p>
      <text:p text:style-name="Standard"><text:s/></text:p>
      <text:p text:style-name="Standard">2. How understandable is the manuscript for non-specialists?</text:p>
      <text:p text:style-name="Standard"><text:s/></text:p>
      <text:p text:style-name="P4">Rate: Excellent / <text:span text:style-name="Default_20_Paragraph_20_Font"><text:span text:style-name="T8">Good</text:span></text:span> / Fair / Poor / N/A</text:p>
      <text:p text:style-name="Standard"><text:s/></text:p>
      <text:p text:style-name="Standard">3. Organisation</text:p>
      <text:p text:style-name="Standard"><text:s/></text:p>
      <text:p text:style-name="P4">Rate: Excellent / <text:span text:style-name="Default_20_Paragraph_20_Font"><text:span text:style-name="T8">Good</text:span></text:span> / Fair / Poor / N/A</text:p>
      <text:p text:style-name="Standard"><text:s/></text:p>
      <text:p text:style-name="Standard">4. Is the title of the paper descriptive and objective? How could it be improved?</text:p>
      <table:table table:name="Table2" table:style-name="Table2">
        <table:table-column table:style-name="Table2.A"/>
        <table:table-row>
          <table:table-cell table:style-name="Table2.A1" office:value-type="string">
            <text:p text:style-name="P2"><text:s/><text:span text:style-name="T12">OK, but the use of the word “dev-kit” is in my view use of unnecessary jargon</text:span></text:p>
            <text:p text:style-name="P3"><text:s/></text:p>
            <text:p text:style-name="P2"><text:s/></text:p>
            <text:p text:style-name="P2"><text:s/></text:p>
            <text:p text:style-name="P2"><text:s/></text:p>
          </table:table-cell>
        </table:table-row>
      </table:table>
      <text:p text:style-name="Standard"><text:s/></text:p>
      <text:p text:style-name="Standard">5. Is the manuscript an appropriate length?</text:p>
      <text:p text:style-name="Standard"><text:s/></text:p>
      <text:p text:style-name="P4">Could be more detailed / <text:span text:style-name="Default_20_Paragraph_20_Font"><text:span text:style-name="T9">Good</text:span></text:span> / Should be shortened / N/A</text:p>
      <text:p text:style-name="Standard"><text:s/></text:p>
      <text:p text:style-name="Standard"><text:soft-page-break/>6. Does the Abstract give a good indication of the hardware's functionality, and where it would be used?</text:p>
      <text:p text:style-name="Standard"><text:s/></text:p>
      <text:p text:style-name="P4">Rate: Excellent / Good / <text:span text:style-name="Default_20_Paragraph_20_Font"><text:span text:style-name="T8">Fair </text:span></text:span>/ Poor / N/A</text:p>
      <text:p text:style-name="Standard"><text:s/></text:p>
      <text:p text:style-name="Standard">7. Does the Introduction give enough background information to understand the context of the hardware's development and use?</text:p>
      <text:p text:style-name="Standard"><text:s/></text:p>
      <text:p text:style-name="P4">Rate: Excellent / <text:span text:style-name="Default_20_Paragraph_20_Font"><text:span text:style-name="T9">Good</text:span></text:span><text:span text:style-name="Default_20_Paragraph_20_Font"><text:span text:style-name="T8"> </text:span></text:span>/ Fair / Poor / N/A</text:p>
      <text:p text:style-name="Standard"><text:s/></text:p>
      <text:p text:style-name="Standard">8. Is the discussion of the Relevant Literature appropriate? If not, what is missing? Please specify papers that weaken the claims to the originality of this one.</text:p>
      <table:table table:name="Table3" table:style-name="Table3">
        <table:table-column table:style-name="Table3.A"/>
        <table:table-row>
          <table:table-cell table:style-name="Table3.A1" office:value-type="string">
            <text:p text:style-name="P2"><text:s/>See comments, as I miss references to overview papers/books on ultrasound systems</text:p>
            <text:p text:style-name="P2"/>
          </table:table-cell>
        </table:table-row>
      </table:table>
      <text:p text:style-name="Standard"><text:s/></text:p>
      <text:p text:style-name="Standard">9. Does the Overall Implementation and Design section give enough information to get an idea of how the hardware is designed, and any constraints that may be placed on its use?</text:p>
      <table:table table:name="Table4" table:style-name="Table4">
        <table:table-column table:style-name="Table4.A"/>
        <table:table-row>
          <table:table-cell table:style-name="Table4.A1" office:value-type="string">
            <text:p text:style-name="P2"><text:s/>I miss a block diagram of the scanner architecture as well as an overview diagram of the actual hardware that was built </text:p>
          </table:table-cell>
        </table:table-row>
      </table:table>
      <text:p text:style-name="Standard"><text:s/></text:p>
      <text:p text:style-name="Standard">10. Does the Quality Control section adequately explain how the hardware generated results can be trusted?</text:p>
      <table:table table:name="Table5" table:style-name="Table5">
        <table:table-column table:style-name="Table5.A"/>
        <table:table-row>
          <table:table-cell table:style-name="Table5.A1" office:value-type="string">
            <text:p text:style-name="P3"><text:s/>No, see comments above about patient safety </text:p>
          </table:table-cell>
        </table:table-row>
      </table:table>
      <text:p text:style-name="Standard"><text:s/></text:p>
      <text:p text:style-name="Standard">11. Does the Reuse section provide concrete and useful suggestions for reuse of the hardware, for instance: other potential applications, ways of extending or modifying the hardware, integration with other hardware?</text:p>
      <table:table table:name="Table6" table:style-name="Table6">
        <table:table-column table:style-name="Table6.A"/>
        <table:table-row>
          <table:table-cell table:style-name="Table6.A1" office:value-type="string">
            <text:p text:style-name="P2"><text:s/><text:span text:style-name="T12">OK</text:span> </text:p>
          </table:table-cell>
        </table:table-row>
      </table:table>
      <text:p text:style-name="P4"><text:s/></text:p>
      <text:p text:style-name="Standard">12. Overall, are figures and diagrams used to enhance the description? Are they clear and meaningful?</text:p>
      <table:table table:name="Table7" table:style-name="Table7">
        <table:table-column table:style-name="Table7.A"/>
        <table:table-row>
          <table:table-cell table:style-name="Table7.A1" office:value-type="string">
            <text:p text:style-name="P2"><text:s/>Miss two block diagrams. Photos are small and hard to read</text:p>
            <text:p text:style-name="P2"><text:s/></text:p>
          </table:table-cell>
        </table:table-row>
      </table:table>
      <text:p text:style-name="Standard"><text:s/></text:p>
      <text:p text:style-name="Standard">13. Are mathematics and statistics correct?</text:p>
      <table:table table:name="Table8" table:style-name="Table8">
        <table:table-column table:style-name="Table8.A"/>
        <table:table-row>
          <table:table-cell table:style-name="Table8.A1" office:value-type="string">
            <text:p text:style-name="P2"><text:s/>NA</text:p>
            <text:p text:style-name="P2"><text:s/></text:p>
          </table:table-cell>
        </table:table-row>
      </table:table>
      <text:p text:style-name="Standard"><text:s/></text:p>
      <text:p text:style-name="Standard">14. Does the presented Data support the claims of the metapaper? If not, what other evidence is required? Would any other experiments/data/analyses improve the paper?</text:p>
      <table:table table:name="Table9" table:style-name="Table9">
        <table:table-column table:style-name="Table9.A"/>
        <table:table-row>
          <table:table-cell table:style-name="Table9.A1" office:value-type="string">
            <text:p text:style-name="P2"><text:s/><text:span text:style-name="T12">OK</text:span> </text:p>
          </table:table-cell>
        </table:table-row>
      </table:table>
      <text:p text:style-name="Standard"><text:span text:style-name="Default_20_Paragraph_20_Font"><text:span text:style-name="T3"><text:s/></text:span></text:span></text:p>
      <text:p text:style-name="Standard"><text:soft-page-break/>15. Ethical approval:</text:p>
      <text:p text:style-name="Standard">If human or animals have been used as research subjects, are the necessary statements of ethical approval by a relevant authority present? Where humans have participated in research, informed consent should also be declared.</text:p>
      <text:p text:style-name="Standard">If not, please detail where you think a further ethics approval/statement is required.</text:p>
      <table:table table:name="Table10" table:style-name="Table10">
        <table:table-column table:style-name="Table10.A"/>
        <table:table-row>
          <table:table-cell table:style-name="Table10.A1" office:value-type="string">
            <text:p text:style-name="P3"><text:s/>No images other than images of phantoms are presented, so this is OK </text:p>
          </table:table-cell>
        </table:table-row>
      </table:table>
      <text:p text:style-name="Standard"><text:span text:style-name="Default_20_Paragraph_20_Font"><text:span text:style-name="T3"><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adea" svg:font-family="Calade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vertical-align="auto">
        <style:tab-stops/>
      </style:paragraph-properties>
      <style:text-properties style:use-window-font-color="true" style:font-name="Calibri" fo:font-family="Calibri" style:font-family-generic="swiss" style:font-pitch="variable" fo:language="nb" fo:country="NO"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apple-converted-space"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1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1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1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1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1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1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1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1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verre Holm</meta:initial-creator>
    <meta:creation-date>2017-01-11T10:18:00Z</meta:creation-date>
    <dc:date>2017-01-15T18:37:04.915498012</dc:date>
    <meta:editing-cycles>12</meta:editing-cycles>
    <meta:editing-duration>PT1H29M37S</meta:editing-duration>
    <meta:document-statistic meta:table-count="10" meta:image-count="0" meta:object-count="0" meta:page-count="5" meta:paragraph-count="85" meta:word-count="1358" meta:character-count="8267" meta:non-whitespace-character-count="6933"/>
    <meta:template xlink:type="simple" xlink:actuate="onRequest" xlink:title="" xlink:href="../Ultrasound-openHardware.odt/Normal.dotm"/>
  </office:meta>
</office:document-meta>
</file>